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1d041" officeooo:paragraph-rsid="0011d041"/>
    </style:style>
    <style:style style:name="P2" style:family="paragraph" style:parent-style-name="Standard">
      <style:paragraph-properties fo:text-align="start" style:justify-single-word="false"/>
      <style:text-properties fo:font-size="10pt" fo:font-weight="bold" officeooo:rsid="0014700e" officeooo:paragraph-rsid="0014700e" style:font-size-asian="8.75pt" style:font-weight-asian="bold" style:font-size-complex="10pt" style:font-weight-complex="bold"/>
    </style:style>
    <style:style style:name="P3" style:family="paragraph" style:parent-style-name="Standard">
      <style:paragraph-properties fo:text-align="start" style:justify-single-word="false"/>
      <style:text-properties fo:font-size="10pt" fo:font-weight="bold" officeooo:rsid="00158838" officeooo:paragraph-rsid="00158838" style:font-size-asian="8.75pt" style:font-weight-asian="bold" style:font-size-complex="10pt" style:font-weight-complex="bold"/>
    </style:style>
    <style:style style:name="P4" style:family="paragraph" style:parent-style-name="Standard">
      <style:paragraph-properties fo:text-align="start" style:justify-single-word="false"/>
      <style:text-properties fo:font-size="10pt" fo:font-weight="normal" officeooo:rsid="0013a67c" officeooo:paragraph-rsid="0013a67c" style:font-size-asian="8.75pt" style:font-weight-asian="normal" style:font-size-complex="10pt" style:font-weight-complex="normal"/>
    </style:style>
    <style:style style:name="P5" style:family="paragraph" style:parent-style-name="Standard">
      <style:paragraph-properties fo:text-align="start" style:justify-single-word="false"/>
      <style:text-properties fo:font-size="10pt" fo:font-weight="normal" officeooo:rsid="00158838" officeooo:paragraph-rsid="00158838" style:font-size-asian="8.75pt" style:font-weight-asian="normal" style:font-size-complex="10pt" style:font-weight-complex="normal"/>
    </style:style>
    <style:style style:name="P6" style:family="paragraph" style:parent-style-name="Standard">
      <style:paragraph-properties fo:text-align="start" style:justify-single-word="false"/>
      <style:text-properties fo:font-size="8pt" fo:font-weight="normal" officeooo:rsid="00158838" officeooo:paragraph-rsid="00158838" style:font-size-asian="8pt" style:font-weight-asian="normal" style:font-size-complex="8pt" style:font-weight-complex="normal"/>
    </style:style>
    <style:style style:name="P7" style:family="paragraph" style:parent-style-name="Standard">
      <style:paragraph-properties fo:text-align="start" style:justify-single-word="false"/>
      <style:text-properties fo:font-size="8pt" fo:font-weight="normal" officeooo:rsid="00158838" officeooo:paragraph-rsid="0019bc87" style:font-size-asian="8pt" style:font-weight-asian="normal" style:font-size-complex="8pt" style:font-weight-complex="normal"/>
    </style:style>
    <style:style style:name="T1" style:family="text">
      <style:text-properties officeooo:rsid="0014700e"/>
    </style:style>
    <style:style style:name="T2" style:family="text">
      <style:text-properties fo:font-weight="normal" style:font-weight-asian="normal" style:font-weight-complex="normal"/>
    </style:style>
    <style:style style:name="T3" style:family="text">
      <style:text-properties fo:font-weight="normal" officeooo:rsid="0016108f" style:font-weight-asian="normal" style:font-weight-complex="normal"/>
    </style:style>
    <style:style style:name="T4" style:family="text">
      <style:text-properties officeooo:rsid="0016108f"/>
    </style:style>
    <style:style style:name="T5" style:family="text">
      <style:text-properties fo:font-size="8pt"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ch Linux Package Installs from Source</text:p>
      <text:p text:style-name="P1"/>
      <text:p text:style-name="P4"/>
      <text:p text:style-name="P4">To begin, download a copy of the GitHub repo (add link), ensuring that you have the two PKGBUILD files <text:span text:style-name="T1">contained in the Arch folder</text:span>, one in the <text:span text:style-name="T1">UHD subfolder and the other in the GnuRadio subfolder. </text:span></text:p>
      <text:p text:style-name="P4"/>
      <text:p text:style-name="P4"/>
      <text:p text:style-name="P4"/>
      <text:p text:style-name="P2">UHD</text:p>
      <text:p text:style-name="P2"><text:span text:style-name="T2"/></text:p>
      <text:p text:style-name="P3"><text:span text:style-name="T2">1. ArchLinux does not allow the makepkg command to be run as root, so a non-root user must be given root access. This can be accomplished through command line as follows, </text:span><text:span text:style-name="T3">f</text:span><text:span text:style-name="T2">or a user named notroot: </text:span></text:p>
      <text:p text:style-name="P3"/>
      <text:p text:style-name="P6">useradd -m notroot &amp;&amp; \</text:p>
      <text:p text:style-name="P6">echo "notroot ALL=(ALL) NOPASSWD: ALL" &gt; /etc/sudoers.d/notroo<text:span text:style-name="T4">t</text:span></text:p>
      <text:p text:style-name="P6"/>
      <text:p text:style-name="P5">This may require a system logout to take effect. Enter the command <text:span text:style-name="T5">su notroot </text:span>to switch to this new user. </text:p>
      <text:p text:style-name="P5"/>
      <text:p text:style-name="P5"/>
      <text:p text:style-name="P5">2. If not already installed, run the following command to install the Arch Linux keyring, git, and base-devel tools:</text:p>
      <text:p text:style-name="P5"/>
      <text:p text:style-name="P6">pacman -Sy --noconfirm archlinux-keyring base-devel git </text:p>
      <text:p text:style-name="P6"/>
      <text:p text:style-name="P5"/>
      <text:p text:style-name="P5">3. If not already installed, run the following command to install yay:</text:p>
      <text:p text:style-name="P5"/>
      <text:p text:style-name="P7">git clone https://aur.archlinux.org/yay-bin.git &amp;&amp; \</text:p>
      <text:p text:style-name="P7">cd yay-bin &amp;&amp; \</text:p>
      <text:p text:style-name="P7">makepkg --noconfirm --syncdeps --rmdeps --install --clean &amp;&amp; \</text:p>
      <text:p text:style-name="P6">gpg --keyserver ipv4.pool.sks-keyservers.net --recv-key 330239C1C4DAFEE1 </text:p>
      <text:p text:style-name="P5"/>
      <text:p text:style-name="P5"/>
      <text:p text:style-name="P5">4. Create a new folder under the notroot user home directory for the UHD build, and add the UHD PKGBUILD file that was previously downloaded from the GitHub repo to this folder. In this case, the folder is called libuhd.</text:p>
      <text:p text:style-name="P5"/>
      <text:p text:style-name="P5">5. <text:s/>Once inside of the libuhd folder, run the following command set to first install all of the dependencies from the PKGBUILD file, then proceed with the UHD installation:</text:p>
      <text:p text:style-name="P5"/>
      <text:p text:style-name="P6">yay -Sy --noconfirm \</text:p>
      <text:p text:style-name="P6">$(pacman --deptest $(source ./PKGBUILD &amp;&amp; echo ${depends[@]} ${makedepends[@]})) &amp;&amp; \</text:p>
      <text:p text:style-name="P6">makepkg --noconfirm –install</text:p>
      <text:p text:style-name="P6"/>
      <text:p text:style-name="P5"/>
      <text:p text:style-name="P3">GNU Radio</text:p>
      <text:p text:style-name="P3"/>
      <text:p text:style-name="P5">1. Create a new folder under the notroot user home directory for the GNU Radio build, and add the corresponding PKGBUILD file that was previously downloaded from the GitHub repo to this folder. <text:s/>In this case, the folder is called gnuradio.</text:p>
      <text:p text:style-name="P5"/>
      <text:p text:style-name="P5">2. Once inside of the gnuradio folder, run the following commands to first add a receive key for one of the dependencies, then install all of the package dependencies from the PKGBUILD file, and then proceed with the GNU Radio installation:</text:p>
      <text:p text:style-name="P5"/>
      <text:p text:style-name="P6">gpg --keyserver ipv4.pool.sks-keyservers.net --recv-key CB9387521E1EE0127DA804843FDBB55084CC5D84 &amp;&amp;\</text:p>
      <text:p text:style-name="P6"><text:s/>yay -Sy --noconfirm \</text:p>
      <text:p text:style-name="P6">$(pacman --deptest $(source ./PKGBUILD &amp;&amp; echo ${depends[@]} ${makedepends[@]})) &amp;&amp; \</text:p>
      <text:p text:style-name="P6">makepkg --noconfirm --instal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6.2$Linux_X86_64 LibreOffice_project/40$Build-2</meta:generator>
    <meta:editing-cycles>0</meta:editing-cycles>
    <meta:editing-duration>P0D</meta:editing-duration>
    <meta:document-statistic meta:table-count="0" meta:image-count="0" meta:object-count="0" meta:page-count="1" meta:paragraph-count="26" meta:word-count="380" meta:character-count="2324" meta:non-whitespace-character-count="1979"/>
  </office:meta>
</office:document-meta>
</file>